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hora vamos a medir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**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trampa de 1,3x1,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rox 16 mW thres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rpeta 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7.1" calcext:value-type="float">
            <text:p>7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8.3" calcext:value-type="float">
            <text:p>8.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=10.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.3" calcext:value-type="float">
            <text:p>1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2.2" calcext:value-type="float">
            <text:p>12.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7" calcext:value-type="float">
            <text:p>15.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6.4" calcext:value-type="float">
            <text:p>16.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tur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do como 1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string" calcext:value-type="string">
            <text:p>**+***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9.6" calcext:value-type="float">
            <text:p>19.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E BOR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ado como 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ndensó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6.4" calcext:value-type="float">
            <text:p>26.4</text:p>
          </table:table-cell>
          <table:table-cell table:number-columns-repeated="2"/>
          <table:table-cell table:formula="of:=[.D11]/2.06" office:value-type="float" office:value="5.92233009708738" calcext:value-type="float">
            <text:p>5.922330097087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formula="of:=[.D12]/2.06" office:value-type="float" office:value="6.79611650485437" calcext:value-type="float">
            <text:p>6.796116504854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D13]/2.06" office:value-type="float" office:value="7.62135922330097" calcext:value-type="float">
            <text:p>7.6213592233009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turó</text:p>
          </table:table-cell>
          <table:table-cell/>
          <table:table-cell table:formula="of:=[.D14]/2.06" office:value-type="float" office:value="7.96116504854369" calcext:value-type="float">
            <text:p>7.96116504854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ió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string" calcext:value-type="string">
            <text:p>**+***+*</text:p>
          </table:table-cell>
          <table:table-cell table:formula="of:=[.D15]/2.06" office:value-type="float" office:value="8.68932038834951" calcext:value-type="float">
            <text:p>8.6893203883495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table:formula="of:=[.D16]/2.06" office:value-type="float" office:value="8.68932038834951" calcext:value-type="float">
            <text:p>8.6893203883495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40.8" calcext:value-type="float">
            <text:p>40.8</text:p>
          </table:table-cell>
          <table:table-cell table:number-columns-repeated="2"/>
          <table:table-cell table:formula="of:=[.D17]/2.06" office:value-type="float" office:value="9.51456310679612" calcext:value-type="float">
            <text:p>9.514563106796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aturó</text:p>
          </table:table-cell>
          <table:table-cell/>
          <table:table-cell table:formula="of:=[.D18]/2.06" office:value-type="float" office:value="12.1359223300971" calcext:value-type="float">
            <text:p>12.135922330097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string" calcext:value-type="string">
            <text:p>**+***+*+0</text:p>
          </table:table-cell>
          <table:table-cell table:formula="of:=[.D19]/2.06" office:value-type="float" office:value="11.6504854368932" calcext:value-type="float">
            <text:p>11.650485436893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D20]/2.06" office:value-type="float" office:value="12.8155339805825" calcext:value-type="float">
            <text:p>12.81553398058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D21]/2.06" office:value-type="float" office:value="13.495145631068" calcext:value-type="float">
            <text:p>13.495145631068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D22]/2.06" office:value-type="float" office:value="15.0485436893204" calcext:value-type="float">
            <text:p>15.04854368932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83.5" calcext:value-type="float">
            <text:p>83.5</text:p>
          </table:table-cell>
          <table:table-cell table:formula="of:=[.D32]/2.1" office:value-type="float" office:value="39.7619047619048" calcext:value-type="float">
            <text:p>39.7619047619048</text:p>
          </table:table-cell>
          <table:table-cell/>
          <table:table-cell table:formula="of:=[.D23]/2.06" office:value-type="float" office:value="16.9902912621359" calcext:value-type="float">
            <text:p>16.990291262135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D24]/2.06" office:value-type="float" office:value="16.2621359223301" calcext:value-type="float">
            <text:p>16.262135922330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table:formula="of:=[.D25]/2.06" office:value-type="float" office:value="17.621359223301" calcext:value-type="float">
            <text:p>17.62135922330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parecio un pico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[.D26]/2.06" office:value-type="float" office:value="19.8058252427184" calcext:value-type="float">
            <text:p>19.805825242718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D27]/2.06" office:value-type="float" office:value="23.5436893203883" calcext:value-type="float">
            <text:p>23.543689320388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[.D28]/2.06" office:value-type="float" office:value="23.5436893203883" calcext:value-type="float">
            <text:p>23.543689320388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[.D29]/2.06" office:value-type="float" office:value="26.6990291262136" calcext:value-type="float">
            <text:p>26.699029126213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[.D30]/2.06" office:value-type="float" office:value="32.0388349514563" calcext:value-type="float">
            <text:p>32.038834951456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[.D31]/2.06" office:value-type="float" office:value="35.1941747572816" calcext:value-type="float">
            <text:p>35.194174757281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[.D32]/2.06" office:value-type="float" office:value="40.5339805825243" calcext:value-type="float">
            <text:p>40.533980582524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table:formula="of:=[.D33]/2.06" office:value-type="float" office:value="43.6893203883495" calcext:value-type="float">
            <text:p>43.689320388349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34]/2.06" office:value-type="float" office:value="47.3300970873786" calcext:value-type="float">
            <text:p>47.330097087378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35]/2.06" office:value-type="float" office:value="52.9126213592233" calcext:value-type="float">
            <text:p>52.91262135922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36]/2.06" office:value-type="float" office:value="62.1359223300971" calcext:value-type="float">
            <text:p>62.135922330097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37]/2.06" office:value-type="float" office:value="71.8446601941748" calcext:value-type="float">
            <text:p>71.8446601941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 el filtro 0</text:p>
          </table:table-cell>
          <table:table-cell table:number-columns-repeated="5"/>
          <table:table-cell table:formula="of:=[.D38]/2.06" office:value-type="float" office:value="79.126213592233" calcext:value-type="float">
            <text:p>79.12621359223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471" calcext:value-type="float">
            <text:p>62471</text:p>
          </table:table-cell>
          <table:table-cell table:formula="of:=[.B48]/[.A48]" office:value-type="float" office:value="56.7918181818182" calcext:value-type="float">
            <text:p>56.7918181818182</text:p>
          </table:table-cell>
          <table:table-cell table:number-columns-repeated="3"/>
          <table:table-cell table:formula="of:=[.D39]/2.06" office:value-type="float" office:value="90.2912621359223" calcext:value-type="float">
            <text:p>90.29126213592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table:formula="of:=[.B49]/[.A49]" office:value-type="float" office:value="7.25" calcext:value-type="float">
            <text:p>7.25</text:p>
          </table:table-cell>
          <table:table-cell table:number-columns-repeated="3"/>
          <table:table-cell table:formula="of:=[.D40]/2.06" office:value-type="float" office:value="97.5728155339806" calcext:value-type="float">
            <text:p>97.5728155339806</text:p>
          </table:table-cell>
          <table:table-cell table:number-columns-repeated="2"/>
        </table:table-row>
        <table:table-row table:style-name="ro1">
          <table:table-cell table:formula="of:=16*60" office:value-type="float" office:value="960" calcext:value-type="float">
            <text:p>960</text:p>
          </table:table-cell>
          <table:table-cell table:number-columns-repeated="5"/>
          <table:table-cell table:formula="of:=[.D41]/2.06" office:value-type="float" office:value="110.679611650485" calcext:value-type="float">
            <text:p>110.6796116504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2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3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4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5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6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7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8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49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0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1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2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3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4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5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6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7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8]/2.0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59]/2.06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7:06:33.930963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04" meta:object-count="0"/>
  </office:meta>
</office:document-meta>
</file>